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Heading">
      <style:text-properties officeooo:rsid="00175a63" officeooo:paragraph-rsid="00175a63"/>
    </style:style>
    <style:style style:name="P2" style:family="paragraph" style:parent-style-name="Text_20_body" style:list-style-name="L1">
      <style:text-properties officeooo:paragraph-rsid="00175a63"/>
    </style:style>
    <style:style style:name="P3" style:family="paragraph" style:parent-style-name="Text_20_body" style:list-style-name="L1">
      <style:text-properties officeooo:paragraph-rsid="001854bd"/>
    </style:style>
    <style:style style:name="P4" style:family="paragraph" style:parent-style-name="Text_20_body" style:list-style-name="L1">
      <style:text-properties officeooo:rsid="001854bd" officeooo:paragraph-rsid="001854bd"/>
    </style:style>
    <style:style style:name="P5" style:family="paragraph" style:parent-style-name="Text_20_body">
      <style:text-properties officeooo:rsid="001854bd" officeooo:paragraph-rsid="001854bd"/>
    </style:style>
    <style:style style:name="P6" style:family="paragraph" style:parent-style-name="Text_20_body" style:list-style-name="L2">
      <style:text-properties officeooo:rsid="001854bd" officeooo:paragraph-rsid="001854bd"/>
    </style:style>
    <style:style style:name="P7" style:family="paragraph" style:parent-style-name="Text_20_body" style:list-style-name="L1">
      <style:text-properties officeooo:rsid="00175a63" officeooo:paragraph-rsid="00175a63"/>
    </style:style>
    <style:style style:name="P8" style:family="paragraph" style:parent-style-name="Text_20_body" style:list-style-name="L2">
      <style:text-properties officeooo:paragraph-rsid="001854bd"/>
    </style:style>
    <style:style style:name="P9" style:family="paragraph" style:parent-style-name="Text_20_body" style:list-style-name="L2">
      <style:text-properties officeooo:rsid="001962cd" officeooo:paragraph-rsid="001962cd"/>
    </style:style>
    <style:style style:name="P10" style:family="paragraph" style:parent-style-name="Text_20_body">
      <style:text-properties officeooo:rsid="001962cd" officeooo:paragraph-rsid="001962cd"/>
    </style:style>
    <style:style style:name="P11" style:family="paragraph" style:parent-style-name="Text_20_body" style:list-style-name="L3">
      <style:text-properties officeooo:rsid="001b626c" officeooo:paragraph-rsid="001962cd"/>
    </style:style>
    <style:style style:name="P12" style:family="paragraph" style:parent-style-name="Text_20_body" style:list-style-name="L3">
      <style:text-properties officeooo:rsid="001b626c" officeooo:paragraph-rsid="001b626c"/>
    </style:style>
    <style:style style:name="P13" style:family="paragraph" style:parent-style-name="Text_20_body">
      <style:text-properties officeooo:rsid="001b626c" officeooo:paragraph-rsid="001b626c"/>
    </style:style>
    <style:style style:name="P14" style:family="paragraph" style:parent-style-name="Text_20_body" style:list-style-name="L3">
      <style:text-properties officeooo:rsid="001a59a5" officeooo:paragraph-rsid="001962cd"/>
    </style:style>
    <style:style style:name="P15" style:family="paragraph" style:parent-style-name="Text_20_body" style:list-style-name="L1">
      <style:text-properties officeooo:rsid="001d2dcb" officeooo:paragraph-rsid="001d2dcb"/>
    </style:style>
    <style:style style:name="P16" style:family="paragraph" style:parent-style-name="Text_20_body">
      <style:text-properties officeooo:rsid="001d8f67" officeooo:paragraph-rsid="001d8f67"/>
    </style:style>
    <style:style style:name="P17" style:family="paragraph" style:parent-style-name="Text_20_body" style:list-style-name="L4">
      <style:text-properties officeooo:rsid="001d8f67" officeooo:paragraph-rsid="001d8f67"/>
    </style:style>
    <style:style style:name="P18" style:family="paragraph" style:parent-style-name="Text_20_body">
      <style:text-properties fo:font-weight="bold" officeooo:rsid="001d8f67" officeooo:paragraph-rsid="001d8f67" style:font-weight-asian="bold" style:font-weight-complex="bold"/>
    </style:style>
    <style:style style:name="P19" style:family="paragraph" style:parent-style-name="Text_20_body">
      <style:text-properties fo:font-weight="normal" officeooo:rsid="001d8f67" officeooo:paragraph-rsid="001d8f67" style:font-weight-asian="normal" style:font-weight-complex="normal"/>
    </style:style>
    <style:style style:name="P20" style:family="paragraph" style:parent-style-name="Text_20_body">
      <style:paragraph-properties fo:break-before="page"/>
      <style:text-properties fo:font-weight="bold" officeooo:rsid="001a59a5" officeooo:paragraph-rsid="001962cd" style:font-weight-asian="bold" style:font-weight-complex="bold"/>
    </style:style>
    <style:style style:name="P21" style:family="paragraph" style:parent-style-name="Text_20_body">
      <style:paragraph-properties fo:break-before="page"/>
      <style:text-properties officeooo:rsid="001d8f67" officeooo:paragraph-rsid="001d8f67"/>
    </style:style>
    <style:style style:name="T1" style:family="text">
      <style:text-properties officeooo:rsid="00175a63"/>
    </style:style>
    <style:style style:name="T2" style:family="text">
      <style:text-properties officeooo:rsid="001854b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ministrador Economico</text:p>
      <text:list xml:id="list1838648714796526834" text:style-name="L1">
        <text:list-item>
          <text:p text:style-name="P2"><text:span text:style-name="T1">Trackeador de Egresos y de Ingresos [x]</text:span></text:p>
          <text:p text:style-name="P4">Usuario es capaz de ingresar la cantidad de dinero que ha gastado, en que y cuando. Lo mismo se aplica a los ingresos</text:p>
        </text:list-item>
        <text:list-item>
          <text:p text:style-name="P2"><text:span text:style-name="T1">Trackeador de Prestamos [x]</text:span></text:p>
          <text:p text:style-name="P4">El usuario es capaz de ingresar la cantidad de dinero que ha prestado, a quien y cuando sera devuelto. Lo mismo se aplica para la cantidad de dinero que se ha prestado.</text:p>
        </text:list-item>
        <text:list-item>
          <text:p text:style-name="P7">Trackeador de Stocks </text:p>
          <text:p text:style-name="P4">El usuario podra crear varias cuentas para separar los gastos, todos luego seran sumados en un reporte final. </text:p>
        </text:list-item>
        <text:list-item>
          <text:p text:style-name="P2"><text:span text:style-name="T1">Graficos para los reportes</text:span></text:p>
        </text:list-item>
        <text:list-item>
          <text:p text:style-name="P7">Proyeccion de egresos y de ingresos</text:p>
          <text:p text:style-name="P3"><text:span text:style-name="T2">El usuario sera capaz de anadir dinero que puede ser real en algun momento, de donde provendia.</text:span></text:p>
        </text:list-item>
        <text:list-item>
          <text:p text:style-name="P4">Muestra de balance cronologicamente</text:p>
        </text:list-item>
        <text:list-item>
          <text:p text:style-name="P15">Creador de Goles de ahorro.</text:p>
        </text:list-item>
      </text:list>
      <text:p text:style-name="P5"/>
      <text:p text:style-name="P5">Ejemplo:</text:p>
      <text:list xml:id="list4611528627342608597" text:style-name="L2">
        <text:list-item>
          <text:p text:style-name="P8"><text:span text:style-name="T2">Ingresos y Egresos de Altopolimero</text:span></text:p>
          <text:list>
            <text:list-item>
              <text:p text:style-name="P6">Que se vendio, a que precio y a quien.</text:p>
            </text:list-item>
            <text:list-item>
              <text:p text:style-name="P6">Que se compro en terminos de materiales, a que precio y a quien</text:p>
            </text:list-item>
            <text:list-item>
              <text:p text:style-name="P6">Habilidad para guardar clientes y proveedores</text:p>
            </text:list-item>
            <text:list-item>
              <text:p text:style-name="P6">Prestamos que se hicieron para Altopolimero, y viceversa.</text:p>
            </text:list-item>
            <text:list-item>
              <text:p text:style-name="P6">Cotizaciones y/o dinero ficticio</text:p>
            </text:list-item>
          </text:list>
        </text:list-item>
      </text:list>
      <text:p text:style-name="P5"/>
      <text:list xml:id="list150008141066141" text:continue-numbering="true" text:style-name="L2">
        <text:list-item>
          <text:p text:style-name="P9">Reporte total</text:p>
          <text:list>
            <text:list-item>
              <text:p text:style-name="P9">Total de Egresos e Ingresos</text:p>
              <text:list>
                <text:list-item>
                  <text:p text:style-name="P9">Muestra de proveedores y clientes</text:p>
                </text:list-item>
                <text:list-item>
                  <text:p text:style-name="P9">Muestra de lo mas solicitado, y lo mas comprado.</text:p>
                </text:list-item>
              </text:list>
            </text:list-item>
          </text:list>
        </text:list-item>
      </text:list>
      <text:p text:style-name="P10"/>
      <text:p text:style-name="P20">Producto</text:p>
      <text:list xml:id="list4542364511017982894" text:style-name="L3">
        <text:list-item>
          <text:p text:style-name="P11">Materia prima directa</text:p>
        </text:list-item>
        <text:list-item>
          <text:p text:style-name="P11">Insumos</text:p>
        </text:list-item>
        <text:list-item>
          <text:p text:style-name="P14">Mano de Obra</text:p>
        </text:list-item>
        <text:list-item>
          <text:p text:style-name="P11">Administrativos (Alquiler, telefono, agua, luz| alicuota: (xdias/30dias)*precio)</text:p>
        </text:list-item>
        <text:list-item>
          <text:p text:style-name="P11">Embalaje</text:p>
        </text:list-item>
        <text:list-item>
          <text:p text:style-name="P12">Transporte</text:p>
        </text:list-item>
        <text:list-item>
          <text:p text:style-name="P12">Seguros</text:p>
        </text:list-item>
        <text:list-item>
          <text:p text:style-name="P12">Imprevistos</text:p>
        </text:list-item>
      </text:list>
      <text:p text:style-name="P13"/>
      <text:p text:style-name="P13"/>
      <text:p text:style-name="P21">Paginas:</text:p>
      <text:list xml:id="list5742609471187410718" text:style-name="L4">
        <text:list-item>
          <text:p text:style-name="P17">Dashboard</text:p>
        </text:list-item>
        <text:list-item>
          <text:p text:style-name="P17">Gastos por Categoria</text:p>
        </text:list-item>
        <text:list-item>
          <text:p text:style-name="P17">Budget / Presupuesto</text:p>
        </text:list-item>
        <text:list-item>
          <text:p text:style-name="P17">Cuentas</text:p>
          <text:list>
            <text:list-item>
              <text:p text:style-name="P17">Muestra especifica por cuentas (Balance total)</text:p>
            </text:list-item>
          </text:list>
        </text:list-item>
        <text:list-item>
          <text:p text:style-name="P17">Gasto a travez del tiempo</text:p>
        </text:list-item>
        <text:list-item>
          <text:p text:style-name="P17">Ingresos Netos a travez del tiempo</text:p>
        </text:list-item>
        <text:list-item>
          <text:p text:style-name="P17">Goles</text:p>
        </text:list-item>
        <text:list-item>
          <text:p text:style-name="P17">Prestamos y Deudas</text:p>
        </text:list-item>
      </text:list>
      <text:p text:style-name="P16"/>
      <text:p text:style-name="P18">Dashboard</text:p>
      <text:p text:style-name="P18"><text:span text:style-name="T3">La idea del dashboard es que tenga un resumen de todas las cuentas. Posibilidad de detallar <text:s/>por categoria, fechas y cuentas.</text:span></text:p>
      <text:p text:style-name="P18"><text:span text:style-name="T3">Mostramos ademas el estatus de los goles (semanal/mensual)</text:span></text:p>
      <text:p text:style-name="P18"><text:span text:style-name="T3">Mostramos estatus del presupuesto diario y semanal.</text:span></text:p>
      <text:p text:style-name="P18"><text:span text:style-name="T3">Se muestra los prestamos realizados y las deudas. En cuanto se acerca a la fecha de vencimiento se avisa a el usuario via notificacion o via email (a eleccion del mismo).</text:span></text:p>
      <text:p text:style-name="P18">Gastos por Categoria</text:p>
      <text:p text:style-name="P19">Mostramos la cantidad de dinero usado por cada categoria. Se puede filtrar por fechas y cuentas.</text:p>
      <text:p text:style-name="P18">Presupuesto</text:p>
      <text:p text:style-name="P18"><text:span text:style-name="T3">Se puede calcular automaticamente tras usar continuamente el servicio. De otra forma se puede configurar para que el presupuesto sea fijo durante el tiempo.</text:span></text:p>
      <text:p text:style-name="P18">Cuentas</text:p>
      <text:p text:style-name="P19">Cada cuenta es de un sistema en especificio. Puede ser (ej.) Altopolimero, Casa, Vidrillete, etc.</text:p>
      <text:p text:style-name="P19">En la pagina principal se muestra el balance actual de cada cuenta.</text:p>
      <text:p text:style-name="P18">Gastos/Ingresos a travez del tiempo</text:p>
      <text:p text:style-name="P18"><text:span text:style-name="T3">Se puede filtrar por cuentas o fechas.</text:span></text:p>
      <text:p text:style-name="P18">Goles</text:p>
      <text:p text:style-name="P19">Se muestran los goles (actuales) y sus estados. Se agregan/eliminan goles.</text:p>
      <text:p text:style-name="P18">Prestamos y Deudas</text:p>
      <text:p text:style-name="P19">Se muestran los prestamos realizados asi como las deudas. Se pueden agregan algunos mas o men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roid Sans" fo:font-family="'Droid Sans'" style:font-style-name="Regular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weight-asian="normal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style:contextual-spacing="false" style:page-number="auto"/>
      <style:text-properties style:font-name="Droid Sans" fo:font-family="'Droid Sans'" style:font-style-name="Regular" style:font-family-generic="swiss" style:font-pitch="variable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Vargas</meta:initial-creator>
    <meta:creation-date>2013-07-05T22:45:39.533759272</meta:creation-date>
    <dc:date>2014-10-03T15:00:07.232942400</dc:date>
    <dc:creator>Diego Vargas</dc:creator>
    <meta:editing-duration>PT14H42M7S</meta:editing-duration>
    <meta:editing-cycles>3</meta:editing-cycles>
    <meta:generator>LibreOffice/4.2.6.3$Linux_X86_64 LibreOffice_project/420m0$Build-3</meta:generator>
    <meta:document-statistic meta:table-count="0" meta:image-count="0" meta:object-count="0" meta:page-count="3" meta:paragraph-count="60" meta:word-count="458" meta:character-count="2668" meta:non-whitespace-character-count="2301"/>
  </office:meta>
</office:document-meta>
</file>